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  <style:style style:name="P2" style:parent-style-name="Normal" style:family="paragraph">
      <style:paragraph-properties fo:margin-left="2in" fo:text-indent="0.5in">
        <style:tab-stops/>
      </style:paragraph-properties>
    </style:style>
  </office:automatic-styles>
  <office:body>
    <office:text text:use-soft-page-breaks="true">
      <text:p text:style-name="P1">Assignment-6-20/05/2020</text:p>
      <text:p text:style-name="Normal"/>
      <text:p text:style-name="Normal">Q:- Develop a java application to accept two text file names, and copy the content of the first into the second.</text:p>
      <text:p text:style-name="Normal">1. first file must exist</text:p>
      <text:p text:style-name="Normal">2. second file must be a new one</text:p>
      <text:p text:style-name="Normal"/>
      <text:p text:style-name="P2">(CopyFile.java)</text:p>
      <text:p text:style-name="Normal"/>
      <text:p text:style-name="Normal">package com.dxc.assignments;</text:p>
      <text:p text:style-name="Normal"/>
      <text:p text:style-name="Normal">import java.io.BufferedReader;</text:p>
      <text:p text:style-name="Normal">import java.io.FileInputStream;</text:p>
      <text:p text:style-name="Normal">import java.io.FileWriter;</text:p>
      <text:p text:style-name="Normal">import java.io.IOException;</text:p>
      <text:p text:style-name="Normal">import java.io.InputStream;</text:p>
      <text:p text:style-name="Normal">import java.io.InputStreamReader;</text:p>
      <text:p text:style-name="Normal"/>
      <text:p text:style-name="Normal"/>
      <text:p text:style-name="Normal">public class CopyFile {</text:p>
      <text:p text:style-name="Normal"/>
      <text:p text:style-name="Normal"><text:tab/>public static void main(String[] args) throws IOException {</text:p>
      <text:p text:style-name="Normal"><text:tab/><text:tab/>InputStream is = new FileInputStream("C:\\Users\\SOE-Load\\Documents/Assignment6.txt");</text:p>
      <text:p text:style-name="Normal"><text:tab/><text:tab/>BufferedReader buf = new BufferedReader(new InputStreamReader(is));</text:p>
      <text:p text:style-name="Normal"/>
      <text:p text:style-name="Normal"><text:tab/><text:tab/>String line = null;</text:p>
      <text:p text:style-name="Normal"><text:tab/><text:tab/>try {</text:p>
      <text:p text:style-name="Normal"><text:tab/><text:tab/><text:tab/>line = buf.readLine();</text:p>
      <text:soft-page-break/>
      <text:p text:style-name="Normal"><text:tab/><text:tab/>} catch (IOException e) {</text:p>
      <text:p text:style-name="Normal"/>
      <text:p text:style-name="Normal"><text:tab/><text:tab/><text:tab/>e.printStackTrace();</text:p>
      <text:p text:style-name="Normal"><text:tab/><text:tab/>}</text:p>
      <text:p text:style-name="Normal"><text:tab/><text:tab/>StringBuilder sb = new StringBuilder();</text:p>
      <text:p text:style-name="Normal"/>
      <text:p text:style-name="Normal"><text:tab/><text:tab/>while(line != null){</text:p>
      <text:p text:style-name="Normal"><text:tab/><text:tab/><text:tab/>sb.append(line).append("\n");</text:p>
      <text:p text:style-name="Normal"><text:tab/><text:tab/><text:tab/>line = buf.readLine();</text:p>
      <text:p text:style-name="Normal"><text:tab/><text:tab/>}</text:p>
      <text:p text:style-name="Normal"/>
      <text:p text:style-name="Normal"><text:tab/><text:tab/>String fileAsString = sb.toString();</text:p>
      <text:p text:style-name="Normal"><text:tab/><text:tab/>System.out.println("Contents : " + fileAsString);</text:p>
      <text:p text:style-name="Normal"/>
      <text:p text:style-name="Normal"><text:tab/><text:tab/>try {</text:p>
      <text:p text:style-name="Normal"><text:tab/><text:tab/><text:tab/>FileWriter fw=new FileWriter("C:\\Users\\SOE-Load\\Documents/Assignments6.txt"); <text:s text:c="3"/></text:p>
      <text:p text:style-name="Normal"><text:tab/><text:tab/><text:tab/>fw.write(fileAsString); <text:s text:c="3"/></text:p>
      <text:p text:style-name="Normal"><text:tab/><text:tab/><text:tab/>fw.close(); <text:s text:c="3"/></text:p>
      <text:p text:style-name="Normal"><text:tab/><text:tab/>}catch(Exception e){System.out.println(e);} <text:s text:c="3"/></text:p>
      <text:p text:style-name="Normal"><text:tab/><text:tab/>System.out.println("Success..."); <text:s text:c="3"/></text:p>
      <text:p text:style-name="Normal"><text:tab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5T13:40:00Z</meta:creation-date>
    <dc:date>2020-05-25T13:42:00Z</dc:date>
    <meta:template xlink:href="Normal.dotm" xlink:type="simple"/>
    <meta:editing-cycles>3</meta:editing-cycles>
    <meta:editing-duration>PT180S</meta:editing-duration>
    <meta:document-statistic meta:page-count="2" meta:paragraph-count="2" meta:word-count="186" meta:character-count="1248" meta:row-count="8" meta:non-whitespace-character-count="1064"/>
  </office:meta>
</office:document-meta>
</file>